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ntarell Extra Bold" svg:font-family="'Cantarell Extra Bold'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Extra Bold" fo:font-size="18pt" officeooo:rsid="00085212" officeooo:paragraph-rsid="0008521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Cantarell Extra Bold" fo:font-size="18pt" officeooo:rsid="00085212" officeooo:paragraph-rsid="00087d23" style:font-size-asian="18pt" style:font-size-complex="18pt"/>
    </style:style>
    <style:style style:name="P3" style:family="paragraph" style:parent-style-name="Standard" style:list-style-name="L1">
      <style:paragraph-properties fo:text-align="center" style:justify-single-word="false"/>
      <style:text-properties style:font-name="Cantarell Extra Bold" fo:font-size="18pt" officeooo:rsid="00087ebb" officeooo:paragraph-rsid="00087ebb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Chandas" fo:font-size="13pt" officeooo:rsid="00085212" officeooo:paragraph-rsid="00085212" style:font-size-asian="11.3500003814697pt" style:font-size-complex="13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handas" fo:font-size="13pt" officeooo:rsid="00087d23" officeooo:paragraph-rsid="00087d23" style:font-size-asian="11.3500003814697pt" style:font-size-complex="13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handas" fo:font-size="13pt" officeooo:rsid="00087ebb" officeooo:paragraph-rsid="00087ebb" style:font-size-asian="11.3500003814697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DejaVu Math TeX Gyre" fo:font-size="32pt" officeooo:rsid="00085212" officeooo:paragraph-rsid="00085212" style:font-size-asian="32pt" style:font-size-complex="32pt"/>
    </style:style>
    <style:style style:name="P8" style:family="paragraph" style:parent-style-name="Standard">
      <style:paragraph-properties fo:text-align="start" style:justify-single-word="false"/>
      <style:text-properties style:font-name="DejaVu Math TeX Gyre" fo:font-size="32pt" officeooo:rsid="00085212" officeooo:paragraph-rsid="00085212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style:font-name="DejaVu Math TeX Gyre" fo:font-size="24pt" officeooo:rsid="00085212" officeooo:paragraph-rsid="00085212" style:font-size-asian="21pt" style:font-size-complex="24pt"/>
    </style:style>
    <style:style style:name="P10" style:family="paragraph" style:parent-style-name="Standard">
      <style:paragraph-properties fo:text-align="start" style:justify-single-word="false"/>
      <style:text-properties style:font-name="DejaVu Math TeX Gyre" fo:font-size="14pt" officeooo:rsid="00085212" officeooo:paragraph-rsid="00085212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87d23" officeooo:paragraph-rsid="00087d23"/>
    </style:style>
    <style:style style:name="P12" style:family="paragraph" style:parent-style-name="Standard" style:list-style-name="L1">
      <style:paragraph-properties fo:text-align="center" style:justify-single-word="false"/>
      <style:text-properties officeooo:rsid="00087d23" officeooo:paragraph-rsid="00087d23"/>
    </style:style>
    <style:style style:name="T1" style:family="text">
      <style:text-properties style:font-name="Chandas" fo:font-size="13pt" style:font-size-asian="11.3500003814697pt" style:font-size-complex="13pt"/>
    </style:style>
    <style:style style:name="T2" style:family="text">
      <style:text-properties style:font-name="Chandas" fo:font-size="13pt" officeooo:rsid="00085212" style:font-size-asian="11.3500003814697pt" style:font-size-complex="13pt"/>
    </style:style>
    <style:style style:name="T3" style:family="text">
      <style:text-properties style:font-name="Cantarell Extra Bold" fo:font-size="18pt" officeooo:rsid="00085212" style:font-size-asian="18pt" style:font-size-complex="18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SUME</text:p>
      <text:p text:style-name="P8"/>
      <text:p text:style-name="P10">Arjun dhanapal</text:p>
      <text:p text:style-name="P9"/>
      <text:p text:style-name="P1">CONTACT INFORMATION</text:p>
      <text:p text:style-name="P4">7559049174</text:p>
      <text:p text:style-name="P4">arjundhanapal@gmail.com</text:p>
      <text:p text:style-name="P4">linkedin profile- arjun dhanapal</text:p>
      <text:p text:style-name="P4"/>
      <text:p text:style-name="P1">EDUCATIONAL QUALIFICATION</text:p>
      <text:list xml:id="list4219682213" text:style-name="L1">
        <text:list-item>
          <text:p text:style-name="P11"><text:span text:style-name="T2">Electronics and Biomedical engineering at ADI SHANKARA INSTITUTE OF ENGINEERING AND TECHNOLOGY Kalady</text:span></text:p>
        </text:list-item>
        <text:list-item>
          <text:p text:style-name="P11"><text:span text:style-name="T2">S</text:span><text:span text:style-name="T1">tudied Higher secondary in Christ nagar school CBSE</text:span></text:p>
          <text:p text:style-name="P12"><text:span text:style-name="T2"><text:s/></text:span><text:span text:style-name="T3">SKILLS</text:span></text:p>
        </text:list-item>
        <text:list-item>
          <text:p text:style-name="P5">Communication</text:p>
        </text:list-item>
        <text:list-item>
          <text:p text:style-name="P5">editing,videography</text:p>
        </text:list-item>
        <text:list-item>
          <text:p text:style-name="P6">knowledge in python,c</text:p>
        </text:list-item>
        <text:list-item>
          <text:p text:style-name="P6">leadership quality</text:p>
          <text:p text:style-name="P3">LANGUAGES</text:p>
        </text:list-item>
        <text:list-item>
          <text:p text:style-name="P6">malayalam</text:p>
        </text:list-item>
        <text:list-item>
          <text:p text:style-name="P6">english</text:p>
        </text:list-item>
        <text:list-item>
          <text:p text:style-name="P6">hindi</text:p>
        </text:list-item>
        <text:list-item>
          <text:p text:style-name="P6">tamil</text:p>
        </text:list-item>
      </text:list>
      <text:p text:style-name="P2"><text:soft-page-break/></text:p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ntarell Extra Bold" svg:font-family="'Cantarell Extra Bold'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4:45.826534304</meta:creation-date>
    <dc:date>2025-03-21T11:32:37.281703496</dc:date>
    <meta:editing-duration>PT6M51S</meta:editing-duration>
    <meta:editing-cycles>1</meta:editing-cycles>
    <meta:document-statistic meta:table-count="0" meta:image-count="0" meta:object-count="0" meta:page-count="2" meta:paragraph-count="19" meta:word-count="59" meta:character-count="407" meta:non-whitespace-character-count="378"/>
    <meta:generator>LibreOffice/7.3.7.2$Linux_X86_64 LibreOffice_project/30$Build-2</meta:generator>
  </office:meta>
</office:document-meta>
</file>